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Row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Row.RepeaterRow( Abstract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.getParentRow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.getWidget( int rowIndex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Widge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.readFromRequest( FormContext form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eater.get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removeRow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add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.generateWidgetLabel( String widgetId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Row.setParen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addRow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.generateSize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.moveRowRigh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erRow.getFullyQualifi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moveRowLef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er.indexOf( Repeater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hasWidge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.generate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eater.remove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.Repeater( RepeaterDefinition repeater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Row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.validate( FormContext form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.addWidge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